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Helvetica, sans-serif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Quattrocento Sans" svg:font-family="'Quattrocento Sans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e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2" style:family="paragraph" style:parent-style-name="Subtitle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ubtitle">
      <style:text-properties fo:font-size="24pt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4pt" style:text-underline-style="solid" style:text-underline-width="auto" style:text-underline-color="font-color" fo:font-weight="bold" officeooo:paragraph-rsid="00016d17" style:font-name-asian="Quattrocento Sans" style:font-size-asian="14pt" style:font-weight-asian="bold" style:font-name-complex="Quattrocento Sans" style:font-size-complex="14pt" style:font-weight-complex="bold"/>
    </style:style>
    <style:style style:name="P5" style:family="paragraph" style:parent-style-name="Heading_20_1" style:master-page-name="MP0">
      <style:paragraph-properties style:page-number="auto" fo:break-before="page"/>
      <style:text-properties fo:font-size="22pt" fo:font-weight="bold" style:font-size-asian="22pt" style:font-weight-asian="bold" style:font-size-complex="22pt" style:font-weight-complex="bold"/>
    </style:style>
    <style:style style:name="P6" style:family="paragraph" style:parent-style-name="Normale">
      <style:paragraph-properties fo:margin-left="4.995cm" fo:margin-right="0cm" fo:text-indent="1.249cm" style:auto-text-indent="false">
        <style:tab-stops/>
      </style:paragraph-properties>
      <style:text-properties fo:color="#000000" loext:opacity="100%"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/>
    </style:style>
    <style:style style:name="P7" style:family="paragraph" style:parent-style-name="Normale">
      <style:text-properties fo:color="#000000" loext:opacity="100%"/>
    </style:style>
    <style:style style:name="P8" style:family="paragraph" style:parent-style-name="Paragrafo_20_elenco" style:list-style-name="L1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9" style:family="paragraph" style:parent-style-name="Paragrafo_20_elenco" style:list-style-name="L1">
      <style:text-properties fo:color="#000000" loext:opacity="100%" fo:font-size="12pt" style:font-size-asian="12pt" style:font-size-complex="12pt"/>
    </style:style>
    <style:style style:name="P10" style:family="paragraph" style:parent-style-name="Paragrafo_20_elenco" style:list-style-name="L9">
      <style:text-properties fo:color="#000000" loext:opacity="100%"/>
    </style:style>
    <style:style style:name="P11" style:family="paragraph" style:parent-style-name="Paragrafo_20_elenco" style:list-style-name="L10">
      <style:text-properties fo:color="#000000" loext:opacity="100%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style:font-name="Calibri" fo:font-size="14pt" style:text-underline-style="solid" style:text-underline-width="auto" style:text-underline-color="font-color" fo:font-weight="bold" officeooo:paragraph-rsid="00016d17" style:font-name-asian="Quattrocento Sans" style:font-size-asian="14pt" style:font-weight-asian="bold" style:font-name-complex="Quattrocento Sans" style:font-size-complex="14pt" style:font-weight-complex="bold"/>
    </style:style>
    <style:style style:name="P13" style:family="paragraph" style:parent-style-name="Standard" style:list-style-name="L8">
      <style:paragraph-properties fo:text-align="start" style:justify-single-word="false"/>
      <style:text-properties fo:color="#000000" loext:opacity="100%" style:font-name="Calibri" fo:font-size="14pt" style:text-underline-style="none" fo:font-weight="bold" officeooo:paragraph-rsid="00016d17" style:font-name-asian="Quattrocento Sans" style:font-size-asian="14pt" style:font-weight-asian="bold" style:font-name-complex="Quattrocento Sans" style:font-size-complex="14pt" style:font-weight-complex="bold"/>
    </style:style>
    <style:style style:name="P14" style:family="paragraph" style:parent-style-name="Standard" style:list-style-name="L8">
      <style:paragraph-properties fo:margin-top="0cm" fo:margin-bottom="0cm" style:contextual-spacing="false" fo:text-align="start" style:justify-single-word="false" fo:padding="0cm" fo:border="none" style:shadow="none" style:join-border="false"/>
      <style:text-properties fo:color="#000000" loext:opacity="100%" style:font-name="Calibri" fo:font-size="12pt" fo:font-weight="normal" officeooo:paragraph-rsid="00016d17" style:font-name-asian="Quattrocento Sans" style:font-size-asian="12pt" style:font-weight-asian="normal" style:font-name-complex="Quattrocento Sans" style:font-size-complex="12pt" style:font-weight-complex="normal"/>
    </style:style>
    <style:style style:name="P15" style:family="paragraph" style:parent-style-name="Standard" style:list-style-name="L8">
      <style:paragraph-properties fo:text-align="start" style:justify-single-word="false"/>
      <style:text-properties fo:color="#000000" loext:opacity="100%" fo:font-size="12pt" officeooo:paragraph-rsid="00016d17" style:font-size-asian="12pt" style:font-size-complex="12pt"/>
    </style:style>
    <style:style style:name="P16" style:family="paragraph" style:parent-style-name="Standard" style:list-style-name="L8">
      <style:paragraph-properties fo:margin-top="0cm" fo:margin-bottom="0cm" style:contextual-spacing="false" fo:text-align="start" style:justify-single-word="false" fo:padding="0cm" fo:border="none" style:shadow="none" style:join-border="false"/>
      <style:text-properties fo:color="#000000" loext:opacity="100%" fo:font-size="12pt" officeooo:paragraph-rsid="00016d17" style:font-size-asian="12pt" style:font-size-complex="12pt"/>
    </style:style>
    <style:style style:name="P17" style:family="paragraph" style:parent-style-name="Standard" style:list-style-name="L8">
      <style:paragraph-properties fo:text-align="start" style:justify-single-word="false"/>
      <style:text-properties fo:color="#000000" loext:opacity="100%" officeooo:paragraph-rsid="00016d17"/>
    </style:style>
    <style:style style:name="P18" style:family="paragraph" style:parent-style-name="Text_20_body" style:list-style-name="L7">
      <loext:graphic-properties draw:fill="none" draw:fill-color="#ffffff"/>
      <style:paragraph-properties fo:margin-left="0.318cm" fo:margin-right="0cm" fo:margin-top="0cm" fo:margin-bottom="0.25cm" style:contextual-spacing="false" style:line-height-at-least="0.275cm" fo:text-align="start" style:justify-single-word="false" fo:orphans="2" fo:widows="2" fo:text-indent="0cm" style:auto-text-indent="false" fo:background-color="transparent"/>
      <style:text-properties fo:font-variant="normal" fo:text-transform="none" fo:color="#ffffff" loext:opacity="100%" style:font-name="Arial" fo:font-size="12pt" fo:letter-spacing="normal" fo:font-style="normal" fo:font-weight="normal" officeooo:paragraph-rsid="00057233"/>
    </style:style>
    <style:style style:name="P19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style:line-height-at-least="0.275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Calibri" fo:font-size="12pt" fo:letter-spacing="normal" fo:font-style="normal" style:text-underline-style="solid" style:text-underline-width="auto" style:text-underline-color="font-color" fo:font-weight="bold" officeooo:paragraph-rsid="00057233"/>
    </style:style>
    <style:style style:name="P20" style:family="paragraph" style:parent-style-name="Text_20_body">
      <loext:graphic-properties draw:fill="none" draw:fill-color="#ffffff"/>
      <style:paragraph-properties fo:margin-top="0cm" fo:margin-bottom="0cm" style:contextual-spacing="false" style:line-height-at-least="0.275cm" fo:text-align="start" style:justify-single-word="false" fo:orphans="2" fo:widows="2" fo:background-color="transparent"/>
      <style:text-properties fo:font-variant="normal" fo:text-transform="none" fo:color="#000000" loext:opacity="100%" style:font-name="Calibri" fo:font-size="12pt" fo:letter-spacing="normal" fo:font-style="normal" style:text-underline-style="solid" style:text-underline-width="auto" style:text-underline-color="font-color" fo:font-weight="bold" officeooo:paragraph-rsid="00057233"/>
    </style:style>
    <style:style style:name="P21" style:family="paragraph" style:parent-style-name="Text_20_body" style:list-style-name="L2">
      <loext:graphic-properties draw:fill="none" draw:fill-color="#ffffff"/>
      <style:paragraph-properties fo:margin-left="0.318cm" fo:margin-right="0cm" fo:margin-top="0cm" fo:margin-bottom="0.25cm" style:contextual-spacing="false" style:line-height-at-least="0.275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Calibri" fo:font-size="12pt" fo:letter-spacing="normal" fo:font-style="normal" fo:font-weight="normal" officeooo:paragraph-rsid="00057233"/>
    </style:style>
    <style:style style:name="P22" style:family="paragraph" style:parent-style-name="Text_20_body" style:list-style-name="L3">
      <loext:graphic-properties draw:fill="none" draw:fill-color="#ffffff"/>
      <style:paragraph-properties fo:margin-left="0.318cm" fo:margin-right="0cm" fo:margin-top="0cm" fo:margin-bottom="0.25cm" style:contextual-spacing="false" style:line-height-at-least="0.275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Calibri" fo:font-size="12pt" fo:letter-spacing="normal" fo:font-style="normal" fo:font-weight="normal" officeooo:paragraph-rsid="00057233"/>
    </style:style>
    <style:style style:name="P23" style:family="paragraph" style:parent-style-name="Text_20_body" style:list-style-name="L4">
      <loext:graphic-properties draw:fill="none" draw:fill-color="#ffffff"/>
      <style:paragraph-properties fo:margin-left="0.318cm" fo:margin-right="0cm" fo:margin-top="0cm" fo:margin-bottom="0.25cm" style:contextual-spacing="false" style:line-height-at-least="0.275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Calibri" fo:font-size="12pt" fo:letter-spacing="normal" fo:font-style="normal" fo:font-weight="normal" officeooo:paragraph-rsid="00057233"/>
    </style:style>
    <style:style style:name="P24" style:family="paragraph" style:parent-style-name="Text_20_body" style:list-style-name="L5">
      <loext:graphic-properties draw:fill="none" draw:fill-color="#ffffff"/>
      <style:paragraph-properties fo:margin-left="0.318cm" fo:margin-right="0cm" fo:margin-top="0cm" fo:margin-bottom="0.25cm" style:contextual-spacing="false" style:line-height-at-least="0.275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Calibri" fo:font-size="12pt" fo:letter-spacing="normal" fo:font-style="normal" fo:font-weight="normal" officeooo:paragraph-rsid="00057233"/>
    </style:style>
    <style:style style:name="P25" style:family="paragraph" style:parent-style-name="Text_20_body" style:list-style-name="L6">
      <loext:graphic-properties draw:fill="none" draw:fill-color="#ffffff"/>
      <style:paragraph-properties fo:margin-left="0.318cm" fo:margin-right="0cm" fo:margin-top="0cm" fo:margin-bottom="0.25cm" style:contextual-spacing="false" style:line-height-at-least="0.275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Calibri" fo:font-size="12pt" fo:letter-spacing="normal" fo:font-style="normal" fo:font-weight="normal" officeooo:paragraph-rsid="00057233"/>
    </style:style>
    <style:style style:name="T1" style:family="text">
      <style:text-properties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T2" style:family="text">
      <style:text-properties style:font-name="Calibri" fo:font-size="14pt" style:text-underline-style="solid" style:text-underline-width="auto" style:text-underline-color="font-color" fo:font-weight="bold" style:font-name-asian="Quattrocento Sans" style:font-size-asian="14pt" style:font-weight-asian="bold" style:font-name-complex="Quattrocento Sans" style:font-size-complex="14pt" style:font-weight-complex="bold"/>
    </style:style>
    <style:style style:name="T3" style:family="text">
      <style:text-properties style:font-name="Calibri" fo:font-size="14pt" style:text-underline-style="none" fo:font-weight="bold" style:font-name-asian="Quattrocento Sans" style:font-size-asian="14pt" style:font-weight-asian="bold" style:font-name-complex="Quattrocento Sans" style:font-size-complex="14pt" style:font-weight-complex="bold"/>
    </style:style>
    <style:style style:name="T4" style:family="text">
      <style:text-properties style:font-name="Calibri" fo:font-weight="normal" style:font-name-asian="Quattrocento Sans" style:font-weight-asian="normal" style:font-name-complex="Quattrocento Sans" style:font-weight-complex="normal"/>
    </style:style>
    <style:style style:name="T5" style:family="text">
      <style:text-properties style:font-name="Calibri" fo:font-weight="normal" officeooo:rsid="00016d17" style:font-name-asian="Quattrocento Sans" style:font-weight-asian="normal" style:font-name-complex="Quattrocento Sans" style:font-weight-complex="normal"/>
    </style:style>
    <style:style style:name="T6" style:family="text">
      <style:text-properties style:font-name="Calibri" fo:font-weight="bold" style:font-size-asian="12pt" style:font-size-complex="12pt"/>
    </style:style>
    <style:style style:name="T7" style:family="text">
      <style:text-properties style:font-name="Calibri" style:font-size-asian="12pt" style:font-size-complex="12pt"/>
    </style:style>
    <style:style style:name="T8" style:family="text">
      <style:text-properties style:font-name="Calibri" style:font-name-asian="Quattrocento Sans" style:font-name-complex="Quattrocento Sans"/>
    </style:style>
    <style:style style:name="T9" style:family="text">
      <style:text-properties style:font-name="Calibri" officeooo:rsid="00016d17" style:font-name-asian="Quattrocento Sans" style:font-name-complex="Quattrocento Sans"/>
    </style:style>
    <style:style style:name="T10" style:family="text">
      <style:text-properties fo:color="#ffffff" loext:opacity="100%" style:font-name="Calibri" fo:font-size="14pt" style:text-underline-style="none" fo:font-weight="bold" style:font-name-asian="Quattrocento Sans" style:font-size-asian="14pt" style:font-weight-asian="bold" style:font-name-complex="Quattrocento Sans" style:font-size-complex="14pt" style:font-weight-complex="bold"/>
    </style:style>
    <style:style style:name="T11" style:family="text">
      <style:text-properties fo:color="#ffffff" loext:opacity="100%" style:font-name="Calibri" style:font-name-asian="Quattrocento Sans" style:font-name-complex="Quattrocento Sans"/>
    </style:style>
    <style:style style:name="T12" style:family="text">
      <style:text-properties fo:color="#ffffff" loext:opacity="100%" style:font-name="Calibri" officeooo:rsid="00016d17" style:font-name-asian="Quattrocento Sans" style:font-name-complex="Quattrocento Sans"/>
    </style:style>
    <style:style style:name="T13" style:family="text">
      <style:text-properties fo:font-weight="bold"/>
    </style:style>
    <style:style style:name="T14" style:family="text">
      <style:text-properties fo:font-weight="bold" fo:background-color="transparent" loext:char-shading-value="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0aaf9b"/>
    </style:style>
    <style:style style:name="T18" style:family="text">
      <style:text-properties fo:color="#000000" loext:opacity="100%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T19" style:family="text">
      <style:text-properties fo:color="#000000" loext:opacity="100%" style:font-name="Calibri" fo:font-weight="bold" style:font-size-asian="12pt" style:font-size-complex="12pt"/>
    </style:style>
    <style:style style:name="T20" style:family="text">
      <style:text-properties fo:color="#000000" loext:opacity="100%" style:font-name="Calibri" style:font-size-asian="12pt" style:font-size-complex="12pt"/>
    </style:style>
    <text:list-style style:name="L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 text:c="10"/>GESTIONE DI UNA SCUDERIA DI FORMULA 1</text:h>
      <text:p text:style-name="P1"/>
      <text:p text:style-name="P6">Analisi dei Requisiti</text:p>
      <text:list text:style-name="L1">
        <text:list-item>
          <text:p text:style-name="P8">Scopo:</text:p>
          <text:list>
            <text:list-item>
              <text:p text:style-name="P9">Gestione di una scuderia di Formula 1.</text:p>
            </text:list-item>
          </text:list>
        </text:list-item>
      </text:list>
      <text:p text:style-name="Normale"><text:span text:style-name="Car._20_predefinito_20_paragrafo"><text:span text:style-name="T18">REQUISITI:</text:span></text:span></text:p>
      <text:p text:style-name="P19">Meccanico:</text:p>
      <text:list text:style-name="L2">
        <text:list-item>
          <text:p text:style-name="P21"><text:span text:style-name="T13">[R1] </text:span>Il sistema deve permettere di aggiungere il numero di serie MSN.</text:p>
        </text:list-item>
        <text:list-item>
          <text:p text:style-name="P21"><text:span text:style-name="T14">[R2] </text:span><text:span text:style-name="T16">Il sistema deve permettere di aggiungere e rimuovere i componenti utilizzati sulla vettura, e nel caso </text:span>comunicarne <text:span text:style-name="T16">la sostituzione.</text:span></text:p>
        </text:list-item>
        <text:list-item>
          <text:p text:style-name="P21"><text:span text:style-name="T14">[R3] </text:span><text:span text:style-name="T16">Il sistema deve permettere di creare una richiesta per sostituzione di un componente</text:span></text:p>
        </text:list-item>
        <text:list-item>
          <text:p text:style-name="P21"><text:span text:style-name="T14">[R4] </text:span><text:span text:style-name="T16">Il sistema deve permettere di visualizzare lo stato di deterioramento dei componenti in ogni momento.</text:span></text:p>
        </text:list-item>
        <text:list-item>
          <text:p text:style-name="P21"><text:span text:style-name="T14">[R5] </text:span><text:span text:style-name="T16">Il sistema deve permettere la visualizzazione del tempo dei pit stop, per dedurne un andamento.</text:span></text:p>
        </text:list-item>
      </text:list>
      <text:p text:style-name="P20">Vettura:</text:p>
      <text:list text:style-name="L3">
        <text:list-item>
          <text:p text:style-name="P22"><text:span text:style-name="T13">[R1] </text:span>Il sistema deve analizzare i dati, relativi all’usura dei componenti, ottenuti dai sensori montati sulla vettura al momento dell’assemblaggio e comunicare al meccanico di competenza la sostituzione.</text:p>
        </text:list-item>
        <text:list-item>
          <text:p text:style-name="P22"><text:span text:style-name="T13">[R2] </text:span>Il sistema deve permettere la memorizzazione dei tempi relativi a ogni settore, e calcolare il tempo del giro.</text:p>
        </text:list-item>
      </text:list>
      <text:p text:style-name="P20">Stratega:</text:p>
      <text:list text:style-name="L4">
        <text:list-item>
          <text:p text:style-name="P23"><text:span text:style-name="T13">[R1] </text:span>Il sistema deve permettere di visualizzare il tempo impiegato in ogni settore allo stratega e deve, con i dati analizzati, consigliare una possibile strategia.</text:p>
        </text:list-item>
        <text:list-item>
          <text:p text:style-name="P23"><text:span text:style-name="T15">[R2]</text:span> Il sistema deve permettere di calcolare e visualizzare lo stato di usura dei componenti.</text:p>
        </text:list-item>
      </text:list>
      <text:p text:style-name="P20">Piloti:</text:p>
      <text:list text:style-name="L5">
        <text:list-item>
          <text:p text:style-name="P24"><text:span text:style-name="T13">[R1] </text:span>Il sistema deve permettere di associare a una vettura <text:span text:style-name="T17">un pilota</text:span>.</text:p>
        </text:list-item>
        <text:list-item>
          <text:p text:style-name="P24"><text:span text:style-name="T14">[R2] </text:span><text:span text:style-name="T16">Il sistema deve permettere in qualunque momento l’eventuale eliminazione di ogni singolo pilota IN GARA, senza specificare il motivo. I piloti non devono visualizzare nulla sul display del volante. La vettura non deve essere eliminata dal sistema.</text:span></text:p>
        </text:list-item>
      </text:list>
      <text:p text:style-name="P20">Magazziniere:</text:p>
      <text:list text:style-name="L6">
        <text:list-item>
          <text:p text:style-name="P25"><text:span text:style-name="T13">[R1] </text:span>Il sistema deve permettere di visualizzare l’elenco di richieste e di rimuoverle una volta soddisfatte.</text:p>
        </text:list-item>
        <text:list-item>
          <text:p text:style-name="P25"><text:span text:style-name="T13">[R2] </text:span>Il sistema deve permettere l’aggiornamento dello stato e dell’usura dei componenti.</text:p>
        </text:list-item>
      </text:list>
      <text:list text:style-name="L7">
        <text:list-item>
          <text:p text:style-name="P18"><text:span text:style-name="Car._20_predefinito_20_paragrafo"><text:span text:style-name="T19">[R3] </text:span></text:span><text:span text:style-name="Car._20_predefinito_20_paragrafo"><text:span text:style-name="T20">Il sistema deve permettere di monitorare la quantità dei componenti in magazzino.</text:span></text:span></text:p>
        </text:list-item>
      </text:list>
      <text:p text:style-name="P4"/>
      <text:p text:style-name="P4"><text:soft-page-break/></text:p>
      <text:p text:style-name="P12">REQUISITI NON FUNZIONALI</text:p>
      <text:p text:style-name="P12">REQUISITI DI PRODOTTO</text:p>
      <text:list text:style-name="L8">
        <text:list-item>
          <text:p text:style-name="P15"><text:span text:style-name="T8">L’applicazione deve fornire un'interfaccia grafica chiara per ogni tipo di utente. Deve, inoltre, essere realizzata tenendo conto del</text:span><text:span text:style-name="T9">la mansione dell’operatore</text:span><text:span text:style-name="T8">.</text:span></text:p>
          <text:list>
            <text:list-header>
              <text:p text:style-name="P13"><text:s text:c="35"/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7"><text:span text:style-name="T3"><text:s text:c="9"/></text:span><text:span text:style-name="T2">REQUISITI ORGANIZZATIVI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</text:list>
        </text:list-item>
        <text:list-item>
          <text:p text:style-name="P14">Creazione di un database per la persistenza dei dati utili per l’applicazione.</text:p>
        </text:list-item>
        <text:list-item>
          <text:p text:style-name="P16"><text:span text:style-name="T4">La data di consegna è fissata per </text:span><text:span text:style-name="T5">fine febbraio </text:span><text:span text:style-name="T4">202</text:span><text:span text:style-name="T5">5</text:span><text:span text:style-name="T4">.</text:span></text:p>
        </text:list-item>
        <text:list-item>
          <text:p text:style-name="P14">Il progetto deve essere realizzato usando come linguaggio di programmazione principale JavaSE 8 e SQL per l’interfacciamento con il database.</text:p>
        </text:list-item>
        <text:list-item>
          <text:p text:style-name="P14">Come database deve essere utilizzato MySQL 8.</text:p>
        </text:list-item>
      </text:list>
      <text:p text:style-name="P2"/>
      <text:p text:style-name="P3"/>
      <text:p text:style-name="P3">ATTORI</text:p>
      <text:p text:style-name="P7">Gli attori coinvolti all’utilizzo del sistema sono: </text:p>
      <text:list text:style-name="L9">
        <text:list-item>
          <text:p text:style-name="P10">TEAM PRINCIPAL</text:p>
        </text:list-item>
        <text:list-item>
          <text:p text:style-name="P10">PILOTA</text:p>
        </text:list-item>
        <text:list-item>
          <text:p text:style-name="P10">INGEGNERI DI PISTA</text:p>
        </text:list-item>
        <text:list-item>
          <text:p text:style-name="P10">RESPONSABILE MECCANICI</text:p>
        </text:list-item>
        <text:list-item>
          <text:p text:style-name="P10">RESPONSABILE LOGISTICA</text:p>
        </text:list-item>
        <text:list-item>
          <text:p text:style-name="P10">RESPONSABILE MERCHANDISING</text:p>
        </text:list-item>
      </text:list>
      <text:p text:style-name="Normale"/>
      <text:p text:style-name="P3">STAKEHOLDER</text:p>
      <text:list text:style-name="L10">
        <text:list-item>
          <text:p text:style-name="P11">CLIENTE</text:p>
        </text:list-item>
        <text:list-item>
          <text:p text:style-name="P11">PILOTA</text:p>
        </text:list-item>
        <text:list-item>
          <text:p text:style-name="P11">INGEGNERI</text:p>
        </text:list-item>
        <text:list-item>
          <text:p text:style-name="P11">RESPONSABILE STRATEGIA</text:p>
        </text:list-item>
        <text:list-item>
          <text:p text:style-name="P11">CASA AUTOMOBILISTICA</text:p>
        </text:list-item>
      </text:list>
      <text:p text:style-name="Paragrafo_20_elenco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Helvetica, sans-serif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Quattrocento Sans" svg:font-family="'Quattrocento Sans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e" style:class="extra">
      <style:paragraph-properties fo:margin-top="0cm" fo:margin-bottom="0cm" style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e" style:class="extra">
      <style:paragraph-properties fo:margin-top="0cm" fo:margin-bottom="0cm" style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essuna_20_spaziatura" style:display-name="Nessuna spaziatura" style:family="paragraph">
      <style:paragraph-properties fo:margin-top="0cm" fo:margin-bottom="0cm" style:contextual-spacing="false" fo:line-height="10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e" style:next-style-name="Normale" style:class="chapter">
      <style:paragraph-properties fo:hyphenation-ladder-count="no-limit"/>
      <style:text-properties fo:color="#5a5a5a" loext:opacity="100%" style:font-name="Calibri" fo:font-family="Calibri" style:font-family-generic="swiss" style:font-pitch="variable" fo:letter-spacing="0.026cm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r._20_predefinito_20_paragrafo" style:display-name="Car. predefinito paragrafo" style:family="text"/>
    <style:style style:name="Titolo_20_1_20_Carattere" style:display-name="Titolo 1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Sottotitolo_20_Carattere" style:display-name="Sottotitolo Carattere" style:family="text" style:parent-style-name="Car._20_predefinito_20_paragrafo">
      <style:text-properties fo:color="#5a5a5a" loext:opacity="100%" style:font-name="Calibri" fo:font-family="Calibri" style:font-family-generic="swiss" style:font-pitch="variable" fo:letter-spacing="0.026cm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ListLabel_20_10" style:display-name="ListLabel 1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Noto Sans Symbols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'Noto Sans Symbols'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'Noto Sans Symbols'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'Noto Sans Symbols'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'Noto Sans Symbols'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5.1$Windows_X86_64 LibreOffice_project/9c0871452b3918c1019dde9bfac75448afc4b57f</meta:generator>
    <dc:title/>
    <dc:description/>
    <dc:subject/>
    <meta:initial-creator>Matteo Morello</meta:initial-creator>
    <meta:creation-date>2023-12-02T15:47:00Z</meta:creation-date>
    <dc:date>2025-02-24T15:31:12.220000000</dc:date>
    <meta:editing-cycles>11</meta:editing-cycles>
    <meta:editing-duration>PT5H36M50S</meta:editing-duration>
    <meta:document-statistic meta:table-count="0" meta:image-count="0" meta:object-count="0" meta:page-count="2" meta:paragraph-count="47" meta:word-count="419" meta:character-count="2711" meta:non-whitespace-character-count="2317"/>
    <meta:template xlink:type="simple" xlink:actuate="onRequest" xlink:title="" xlink:href="Normal"/>
  </office:meta>
</office:document-meta>
</file>